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text-properties officeooo:rsid="0024409d" officeooo:paragraph-rsid="0024409d"/>
    </style:style>
    <style:style style:name="P2" style:family="paragraph" style:parent-style-name="normal">
      <style:text-properties officeooo:rsid="00411944" officeooo:paragraph-rsid="00411944"/>
    </style:style>
    <style:style style:name="P3" style:family="paragraph" style:parent-style-name="normal">
      <style:text-properties officeooo:rsid="004b1cdf" officeooo:paragraph-rsid="004b1cdf"/>
    </style:style>
    <style:style style:name="P4" style:family="paragraph" style:parent-style-name="normal">
      <style:text-properties officeooo:rsid="00411944" officeooo:paragraph-rsid="00411944"/>
    </style:style>
    <style:style style:name="P5" style:family="paragraph" style:parent-style-name="normal">
      <style:text-properties officeooo:rsid="0024409d" officeooo:paragraph-rsid="0024409d"/>
    </style:style>
    <style:style style:name="P6" style:family="paragraph" style:parent-style-name="normal">
      <style:text-properties officeooo:rsid="003cce65"/>
    </style:style>
    <style:style style:name="P7" style:family="paragraph" style:parent-style-name="normal">
      <style:text-properties officeooo:rsid="003cce65" officeooo:paragraph-rsid="003cce65"/>
    </style:style>
    <style:style style:name="P8" style:family="paragraph" style:parent-style-name="normal">
      <style:paragraph-properties fo:text-align="center" style:justify-single-word="false"/>
    </style:style>
    <style:style style:name="P9" style:family="paragraph" style:parent-style-name="normal">
      <style:text-properties fo:language="es" fo:country="AR" fo:font-style="normal" officeooo:rsid="001c4911" officeooo:paragraph-rsid="001f181d" style:font-style-asian="normal" style:font-style-complex="normal"/>
    </style:style>
    <style:style style:name="P10" style:family="paragraph" style:parent-style-name="normal">
      <style:text-properties fo:language="es" fo:country="AR" officeooo:rsid="0019dc2e" officeooo:paragraph-rsid="001f181d"/>
    </style:style>
    <style:style style:name="P11" style:family="paragraph" style:parent-style-name="normal">
      <style:text-properties officeooo:rsid="0035ca44"/>
    </style:style>
    <style:style style:name="P12" style:family="paragraph" style:parent-style-name="normal">
      <style:text-properties officeooo:rsid="00375a7f" officeooo:paragraph-rsid="00375a7f"/>
    </style:style>
    <style:style style:name="P13" style:family="paragraph" style:parent-style-name="normal">
      <style:text-properties officeooo:rsid="0037e04a" officeooo:paragraph-rsid="0020be69"/>
    </style:style>
    <style:style style:name="P14" style:family="paragraph" style:parent-style-name="normal">
      <style:text-properties officeooo:rsid="00392393" officeooo:paragraph-rsid="00392393"/>
    </style:style>
    <style:style style:name="P15" style:family="paragraph" style:parent-style-name="normal">
      <style:text-properties officeooo:rsid="003abd07" officeooo:paragraph-rsid="003abd07" fo:background-color="#ccff00"/>
    </style:style>
    <style:style style:name="P16" style:family="paragraph" style:parent-style-name="normal">
      <style:text-properties officeooo:rsid="00400b43" officeooo:paragraph-rsid="00400b43"/>
    </style:style>
    <style:style style:name="P17" style:family="paragraph" style:parent-style-name="normal">
      <style:text-properties officeooo:rsid="0046b2d0" officeooo:paragraph-rsid="0046b2d0"/>
    </style:style>
    <style:style style:name="P18" style:family="paragraph" style:parent-style-name="normal">
      <style:text-properties officeooo:rsid="00492bcf" officeooo:paragraph-rsid="00492bcf"/>
    </style:style>
    <style:style style:name="P19" style:family="paragraph" style:parent-style-name="normal">
      <style:text-properties officeooo:rsid="004b1cdf" officeooo:paragraph-rsid="004b1cdf"/>
    </style:style>
    <style:style style:name="P20" style:family="paragraph" style:parent-style-name="normal">
      <style:text-properties officeooo:rsid="004b7be0" officeooo:paragraph-rsid="004b7be0"/>
    </style:style>
    <style:style style:name="P21" style:family="paragraph" style:parent-style-name="normal">
      <style:text-properties officeooo:paragraph-rsid="004c36b6"/>
    </style:style>
    <style:style style:name="P22" style:family="paragraph" style:parent-style-name="normal">
      <style:paragraph-properties fo:margin-left="0cm" fo:margin-right="0cm" fo:text-align="center" style:justify-single-word="false" fo:text-indent="1.27cm" style:auto-text-indent="false"/>
    </style:style>
    <style:style style:name="P23" style:family="paragraph" style:parent-style-name="normal">
      <style:paragraph-properties fo:margin-left="1.27cm" fo:margin-right="0cm" fo:text-indent="0cm" style:auto-text-indent="false"/>
      <style:text-properties officeooo:rsid="0046b2d0" officeooo:paragraph-rsid="0046b2d0"/>
    </style:style>
    <style:style style:name="P24" style:family="paragraph" style:parent-style-name="normal">
      <style:paragraph-properties fo:margin-left="0cm" fo:margin-right="0cm" fo:text-indent="0cm" style:auto-text-indent="false"/>
      <style:text-properties officeooo:rsid="0046b2d0" officeooo:paragraph-rsid="0046b2d0"/>
    </style:style>
    <style:style style:name="P25" style:family="paragraph" style:parent-style-name="normal" style:master-page-name="Standard">
      <style:paragraph-properties style:page-number="auto"/>
      <style:text-properties officeooo:rsid="0032dc05" officeooo:paragraph-rsid="0032dc05"/>
    </style:style>
    <style:style style:name="P26" style:family="paragraph" style:parent-style-name="normal">
      <style:text-properties officeooo:rsid="00411944" officeooo:paragraph-rsid="00411944"/>
    </style:style>
    <style:style style:name="P27" style:family="paragraph" style:parent-style-name="normal">
      <style:text-properties officeooo:paragraph-rsid="0024409d"/>
    </style:style>
    <style:style style:name="P28" style:family="paragraph" style:parent-style-name="normal">
      <style:text-properties officeooo:rsid="003cce65" officeooo:paragraph-rsid="003cce65"/>
    </style:style>
    <style:style style:name="P29" style:family="paragraph" style:parent-style-name="normal">
      <style:text-properties officeooo:rsid="0024409d" officeooo:paragraph-rsid="0024409d"/>
    </style:style>
    <style:style style:name="P30" style:family="paragraph" style:parent-style-name="normal">
      <style:text-properties officeooo:rsid="004b1cdf" officeooo:paragraph-rsid="004b1cdf"/>
    </style:style>
    <style:style style:name="P31" style:family="paragraph" style:parent-style-name="normal" style:list-style-name="WWNum2">
      <style:paragraph-properties fo:margin-left="1.27cm" fo:margin-right="0cm" fo:text-indent="-0.633cm" style:auto-text-indent="false"/>
    </style:style>
    <style:style style:name="P32" style:family="paragraph" style:parent-style-name="normal" style:list-style-name="WWNum1">
      <style:paragraph-properties fo:margin-left="1.27cm" fo:margin-right="0cm" fo:text-indent="-0.633cm" style:auto-text-indent="false"/>
    </style:style>
    <style:style style:name="P33" style:family="paragraph" style:parent-style-name="normal" style:list-style-name="WWNum2">
      <style:paragraph-properties fo:margin-left="2.54cm" fo:margin-right="0cm" fo:text-indent="-0.633cm" style:auto-text-indent="false"/>
    </style:style>
    <style:style style:name="T1" style:family="text">
      <style:text-properties officeooo:rsid="0024515b"/>
    </style:style>
    <style:style style:name="T2" style:family="text">
      <style:text-properties officeooo:rsid="001fc7fd"/>
    </style:style>
    <style:style style:name="T3" style:family="text">
      <style:text-properties officeooo:rsid="0024515b"/>
    </style:style>
    <style:style style:name="T4" style:family="text">
      <style:text-properties fo:font-style="italic" officeooo:rsid="001bc187" style:font-style-asian="italic" style:font-style-complex="italic"/>
    </style:style>
    <style:style style:name="T5" style:family="text">
      <style:text-properties fo:font-style="normal" officeooo:rsid="001bc187" style:font-style-asian="normal" style:font-style-complex="normal"/>
    </style:style>
    <style:style style:name="T6" style:family="text">
      <style:text-properties fo:font-style="normal" officeooo:rsid="001c4911" style:font-style-asian="normal" style:font-style-complex="normal"/>
    </style:style>
    <style:style style:name="T7" style:family="text">
      <style:text-properties fo:font-style="normal" officeooo:rsid="001f181d" style:font-style-asian="normal" style:font-style-complex="normal"/>
    </style:style>
    <style:style style:name="T8" style:family="text">
      <style:text-properties officeooo:rsid="001da864"/>
    </style:style>
    <style:style style:name="T9" style:family="text">
      <style:text-properties officeooo:rsid="0020be69"/>
    </style:style>
    <style:style style:name="T10" style:family="text">
      <style:text-properties officeooo:rsid="0023ed33"/>
    </style:style>
    <style:style style:name="T11" style:family="text">
      <style:text-properties officeooo:rsid="0035ca44"/>
    </style:style>
    <style:style style:name="T12" style:family="text">
      <style:text-properties officeooo:rsid="003ea1ea" fo:background-color="#ccff00" loext:char-shading-value="0"/>
    </style:style>
    <style:style style:name="T13" style:family="text">
      <style:text-properties officeooo:rsid="00411944"/>
    </style:style>
    <style:style style:name="T14" style:family="text">
      <style:text-properties officeooo:rsid="0046b2d0"/>
    </style:style>
    <style:style style:name="T15" style:family="text">
      <style:text-properties officeooo:rsid="00492bcf"/>
    </style:style>
    <style:style style:name="T16" style:family="text">
      <style:text-properties officeooo:rsid="004bb48a"/>
    </style:style>
    <style:style style:name="T17" style:family="text">
      <style:text-properties officeooo:rsid="004fe03a"/>
    </style:style>
    <style:style style:name="T18" style:family="text">
      <style:text-properties officeooo:rsid="0051e6d7"/>
    </style:style>
    <style:style style:name="T19" style:family="text">
      <style:text-properties officeooo:rsid="00531bf0"/>
    </style:style>
    <style:style style:name="T20" style:family="text">
      <style:text-properties officeooo:rsid="0053772f"/>
    </style:style>
    <style:style style:name="T21" style:family="text">
      <style:text-properties officeooo:rsid="0054c674"/>
    </style:style>
  </office:automatic-styles>
  <office:body>
    <office:text text:use-soft-page-breaks="true">
      <text:tracked-changes>
        <text:changed-region xml:id="ct54822688" text:id="ct54822688">
          <text:insertion>
            <office:change-info>
              <dc:creator>Unknown Author</dc:creator>
              <dc:date>2014-03-05T20:21:00</dc:date>
            </office:change-info>
          </text:insertion>
        </text:changed-region>
        <text:changed-region xml:id="ct54830384" text:id="ct54830384">
          <text:insertion>
            <office:change-info>
              <dc:creator>Unknown Author</dc:creator>
              <dc:date>2014-06-11T21:27:00</dc:date>
            </office:change-info>
          </text:insertion>
        </text:changed-region>
        <text:changed-region xml:id="ct54823200" text:id="ct54823200">
          <text:insertion>
            <office:change-info>
              <dc:creator>Unknown Author</dc:creator>
              <dc:date>2014-06-11T21:29:00</dc:date>
            </office:change-info>
          </text:insertion>
        </text:changed-region>
        <text:changed-region xml:id="ct54829632" text:id="ct54829632">
          <text:insertion>
            <office:change-info>
              <dc:creator>Unknown Author</dc:creator>
              <dc:date>2014-06-11T21:30:00</dc:date>
            </office:change-info>
          </text:insertion>
        </text:changed-region>
        <text:changed-region xml:id="ct54515200" text:id="ct54515200">
          <text:insertion>
            <office:change-info>
              <dc:creator>Unknown Author</dc:creator>
              <dc:date>2014-06-11T21:25:00</dc:date>
            </office:change-info>
          </text:insertion>
        </text:changed-region>
        <text:changed-region xml:id="ct58676080" text:id="ct58676080">
          <text:deletion>
            <office:change-info>
              <dc:creator>Andres Huayquil </dc:creator>
              <dc:date>2016-05-07T19:24:00</dc:date>
            </office:change-info>
            <text:p text:style-name="P1"><text:span text:style-name="T1">su</text:span></text:p>
          </text:deletion>
        </text:changed-region>
        <text:changed-region xml:id="ct58676304" text:id="ct58676304">
          <text:insertion>
            <office:change-info>
              <dc:creator>Andres Huayquil </dc:creator>
              <dc:date>2016-05-07T19:24:00</dc:date>
            </office:change-info>
          </text:insertion>
        </text:changed-region>
        <text:changed-region xml:id="ct54546128" text:id="ct54546128">
          <text:deletion>
            <office:change-info>
              <dc:creator>Andres Huayquil </dc:creator>
              <dc:date>2016-05-07T19:24:00</dc:date>
            </office:change-info>
            <text:p text:style-name="P1"><text:span text:style-name="T1">no está</text:span></text:p>
          </text:deletion>
        </text:changed-region>
        <text:changed-region xml:id="ct55976000" text:id="ct55976000">
          <text:insertion>
            <office:change-info>
              <dc:creator>Andres Huayquil </dc:creator>
              <dc:date>2016-05-07T19:24:00</dc:date>
            </office:change-info>
          </text:insertion>
        </text:changed-region>
        <text:changed-region xml:id="ct55984912" text:id="ct55984912">
          <text:insertion>
            <office:change-info>
              <dc:creator>Andres Huayquil </dc:creator>
              <dc:date>2016-05-07T19:24:00</dc:date>
            </office:change-info>
          </text:insertion>
        </text:changed-region>
        <text:changed-region xml:id="ct58596960" text:id="ct58596960">
          <text:deletion>
            <office:change-info>
              <dc:creator>Andres Huayquil </dc:creator>
              <dc:date>2016-05-07T19:24:00</dc:date>
            </office:change-info>
            <text:p text:style-name="P1"><text:span text:style-name="T1">a</text:span></text:p>
          </text:deletion>
        </text:changed-region>
        <text:changed-region xml:id="ct54657040" text:id="ct54657040">
          <text:deletion>
            <office:change-info>
              <dc:creator>Unknown Author</dc:creator>
              <dc:date>2014-06-11T21:38:00</dc:date>
            </office:change-info>
            <text:p text:style-name="P2">Fundamentos y conceptos de HPC (??)</text:p>
            <text:p text:style-name="P2">Conceptos de OpenMP (??)</text:p>
          </text:deletion>
        </text:changed-region>
        <text:changed-region xml:id="ct54514288" text:id="ct54514288">
          <text:insertion>
            <office:change-info>
              <dc:creator>Unknown Author</dc:creator>
              <dc:date>2014-03-05T20:47:00</dc:date>
            </office:change-info>
          </text:insertion>
        </text:changed-region>
        <text:changed-region xml:id="ct54517440" text:id="ct54517440">
          <text:insertion>
            <office:change-info>
              <dc:creator>Unknown Author</dc:creator>
              <dc:date>2014-06-11T22:11:00</dc:date>
            </office:change-info>
          </text:insertion>
        </text:changed-region>
        <text:changed-region xml:id="ct54952112" text:id="ct54952112">
          <text:insertion>
            <office:change-info>
              <dc:creator>Unknown Author</dc:creator>
              <dc:date>2014-06-11T21:43:00</dc:date>
            </office:change-info>
          </text:insertion>
        </text:changed-region>
        <text:changed-region xml:id="ct55025712" text:id="ct55025712">
          <text:insertion>
            <office:change-info>
              <dc:creator>Unknown Author</dc:creator>
              <dc:date>2014-06-11T21:44:00</dc:date>
            </office:change-info>
          </text:insertion>
        </text:changed-region>
        <text:changed-region xml:id="ct54659856" text:id="ct54659856">
          <text:insertion>
            <office:change-info>
              <dc:creator>Unknown Author</dc:creator>
              <dc:date>2014-06-11T21:45:00</dc:date>
            </office:change-info>
          </text:insertion>
        </text:changed-region>
        <text:changed-region xml:id="ct82053760" text:id="ct82053760">
          <text:deletion>
            <office:change-info>
              <dc:creator>Andres Huayquil </dc:creator>
              <dc:date>2016-05-07T19:28:00</dc:date>
            </office:change-info>
            <text:p text:style-name="P3">, su aplicación en el lenguaje</text:p>
          </text:deletion>
          <text:insertion>
            <office:change-info office:chg-author="Unknown Author" office:chg-date-time="2014-06-11T21:45:00"/>
          </text:insertion>
        </text:changed-region>
        <text:changed-region xml:id="ct79674976" text:id="ct79674976">
          <text:insertion>
            <office:change-info>
              <dc:creator>Andres Huayquil </dc:creator>
              <dc:date>2016-05-07T19:28:00</dc:date>
            </office:change-info>
          </text:insertion>
        </text:changed-region>
        <text:changed-region xml:id="ct54545216" text:id="ct54545216">
          <text:insertion>
            <office:change-info>
              <dc:creator>Unknown Author</dc:creator>
              <dc:date>2014-06-11T21:45:00</dc:date>
            </office:change-info>
          </text:insertion>
        </text:changed-region>
        <text:changed-region xml:id="ct87324208" text:id="ct87324208">
          <text:insertion>
            <office:change-info>
              <dc:creator>Andres Huayquil </dc:creator>
              <dc:date>2016-05-07T19:28:00</dc:date>
            </office:change-info>
          </text:insertion>
        </text:changed-region>
        <text:changed-region xml:id="ct86151424" text:id="ct86151424">
          <text:insertion>
            <office:change-info>
              <dc:creator>Andres Huayquil </dc:creator>
              <dc:date>2016-05-07T19:29:00</dc:date>
            </office:change-info>
          </text:insertion>
        </text:changed-region>
        <text:changed-region xml:id="ct87354736" text:id="ct87354736">
          <text:insertion>
            <office:change-info>
              <dc:creator>Unknown Author</dc:creator>
              <dc:date>2014-06-11T21:45:00</dc:date>
            </office:change-info>
          </text:insertion>
        </text:changed-region>
        <text:changed-region xml:id="ct86244288" text:id="ct86244288">
          <text:insertion>
            <office:change-info>
              <dc:creator>Andres Huayquil </dc:creator>
              <dc:date>2016-05-07T19:29:00</dc:date>
            </office:change-info>
          </text:insertion>
        </text:changed-region>
        <text:changed-region xml:id="ct94080288" text:id="ct94080288">
          <text:insertion>
            <office:change-info>
              <dc:creator>Andres Huayquil </dc:creator>
              <dc:date>2016-05-07T19:30:00</dc:date>
            </office:change-info>
          </text:insertion>
        </text:changed-region>
        <text:changed-region xml:id="ct94844656" text:id="ct94844656">
          <text:insertion>
            <office:change-info>
              <dc:creator>Andres Huayquil </dc:creator>
              <dc:date>2016-05-07T19:31:00</dc:date>
            </office:change-info>
          </text:insertion>
        </text:changed-region>
        <text:changed-region xml:id="ct92374640" text:id="ct92374640">
          <text:insertion>
            <office:change-info>
              <dc:creator>Unknown Author</dc:creator>
              <dc:date>2014-06-11T21:45:00</dc:date>
            </office:change-info>
          </text:insertion>
        </text:changed-region>
        <text:changed-region xml:id="ct55026224" text:id="ct55026224">
          <text:insertion>
            <office:change-info>
              <dc:creator>Unknown Author</dc:creator>
              <dc:date>2014-06-11T22:00:00</dc:date>
            </office:change-info>
          </text:insertion>
        </text:changed-region>
        <text:changed-region xml:id="ct54663056" text:id="ct54663056">
          <text:insertion>
            <office:change-info>
              <dc:creator>Unknown Author</dc:creator>
              <dc:date>2014-06-11T22:01:00</dc:date>
            </office:change-info>
          </text:insertion>
        </text:changed-region>
        <text:changed-region xml:id="ct54663536" text:id="ct54663536">
          <text:insertion>
            <office:change-info>
              <dc:creator>Unknown Author</dc:creator>
              <dc:date>2014-06-11T22:02:00</dc:date>
            </office:change-info>
          </text:insertion>
        </text:changed-region>
        <text:changed-region xml:id="ct54663280" text:id="ct54663280">
          <text:insertion>
            <office:change-info>
              <dc:creator>Unknown Author</dc:creator>
              <dc:date>2014-06-11T22:06:00</dc:date>
            </office:change-info>
          </text:insertion>
        </text:changed-region>
        <text:changed-region xml:id="ct54271072" text:id="ct54271072">
          <text:insertion>
            <office:change-info>
              <dc:creator>Unknown Author</dc:creator>
              <dc:date>2014-06-11T22:07:00</dc:date>
            </office:change-info>
          </text:insertion>
        </text:changed-region>
        <text:changed-region xml:id="ct96039824" text:id="ct96039824">
          <text:insertion>
            <office:change-info>
              <dc:creator>Unknown Author</dc:creator>
              <dc:date>2014-06-11T22:07:00</dc:date>
            </office:change-info>
          </text:insertion>
        </text:changed-region>
        <text:changed-region xml:id="ct54271376" text:id="ct54271376">
          <text:insertion>
            <office:change-info>
              <dc:creator>Unknown Author</dc:creator>
              <dc:date>2014-06-11T22:08:00</dc:date>
            </office:change-info>
          </text:insertion>
        </text:changed-region>
        <text:changed-region xml:id="ct54664880" text:id="ct54664880">
          <text:insertion>
            <office:change-info>
              <dc:creator>Unknown Author</dc:creator>
              <dc:date>2014-06-11T22:09:00</dc:date>
            </office:change-info>
          </text:insertion>
        </text:changed-region>
        <text:changed-region xml:id="ct54666176" text:id="ct54666176">
          <text:insertion>
            <office:change-info>
              <dc:creator>Unknown Author</dc:creator>
              <dc:date>2014-06-11T22:10:00</dc:date>
            </office:change-info>
          </text:insertion>
        </text:changed-region>
        <text:changed-region xml:id="ct75320688" text:id="ct75320688">
          <text:insertion>
            <office:change-info>
              <dc:creator>Andres Huayquil </dc:creator>
              <dc:date>2016-05-07T19:27:00</dc:date>
            </office:change-info>
          </text:insertion>
        </text:changed-region>
        <text:changed-region xml:id="ct54277936" text:id="ct54277936">
          <text:insertion>
            <office:change-info>
              <dc:creator>Unknown Author</dc:creator>
              <dc:date>2014-03-05T20:18:00</dc:date>
            </office:change-info>
          </text:insertion>
        </text:changed-region>
        <text:changed-region xml:id="ct54665104" text:id="ct54665104">
          <text:insertion>
            <office:change-info>
              <dc:creator>Unknown Author</dc:creator>
              <dc:date>2014-03-05T20:20:00</dc:date>
            </office:change-info>
          </text:insertion>
        </text:changed-region>
        <text:changed-region xml:id="ct54668320" text:id="ct54668320">
          <text:insertion>
            <office:change-info>
              <dc:creator>Unknown Author</dc:creator>
              <dc:date>2014-03-05T20:18:00</dc:date>
            </office:change-info>
          </text:insertion>
        </text:changed-region>
        <text:changed-region xml:id="ct54267040" text:id="ct54267040">
          <text:insertion>
            <office:change-info>
              <dc:creator>Unknown Author</dc:creator>
              <dc:date>2014-06-11T22: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igración, optimización e implementación de multiprocesamiento para una aplicación legacy de Dinámica de Fluidos.</text:p>
      <text:p text:style-name="P8"/>
      <text:p text:style-name="P22">Andrés José Huayquil</text:p>
      <text:p text:style-name="P22"/>
      <text:p text:style-name="P22">Director: Ing. Rodolfo del Castillo</text:p>
      <text:p text:style-name="P22">Co-Director: Lic. Eduardo Grosclaude</text:p>
      <text:p text:style-name="normal"/>
      <text:p text:style-name="normal"/>
      <text:p text:style-name="normal"/>
      <text:p text:style-name="normal"/>
      <text:p text:style-name="normal"/>
      <text:p text:style-name="normal"/>
      <text:p text:style-name="normal"/>
      <text:p text:style-name="normal"/>
      <text:p text:style-name="normal">Tipo de Tesis: Tesis Experimental.</text:p>
      <text:p text:style-name="normal"/>
      <text:p text:style-name="normal"/>
      <text:p text:style-name="P14">Abstract<text:change-start text:change-id="ct54822688"/> <text:span text:style-name="T12">aún sin nada definido</text:span><text:change-end text:change-id="ct54822688"/></text:p>
      <text:p text:style-name="P14"/>
      <text:p text:style-name="normal">Formar experiencia directa en temas relacionados con Cómputo de Altas Prestaciones, en particular, optimización y paralelización de aplicaciones científicas. Atacando un problema concreto ofrecido por un usuario de tecnologías para Ciencias Computacionales.</text:p>
      <text:p text:style-name="normal">El problema particular <text:span text:style-name="T10">de esta tesis</text:span> consiste de una aplicación científica que analiza el comportamiento <text:span text:style-name="T2">fluido-dinámico</text:span> de un tipo particular de turbomáquina, la turbina eólica de eje horizontal, y el trabajo de tesis consiste en una optimización lineal primero (teniendo en cuenta el avance del hardware), y luego de una optimización paralela aprovechando el poder de OpenMP (¿o HPC?), para lograr considerables mejoras en el tiempo de cómputo. <text:span text:style-name="T9">Se mantendrá el lenguaje Fortran con el cual está programado el código, para evitar inducir al usuario a <text:s/>un cambio en su manera de trabajar.</text:span></text:p>
      <text:p text:style-name="P14"/>
      <text:p text:style-name="P14"/>
      <text:p text:style-name="P14"/>
      <text:p text:style-name="P14"/>
      <text:p text:style-name="P14">Capitulo 1</text:p>
      <text:p text:style-name="P15">Contexto, descripción del problema y el objetivo de la tesis, organización de la tesis.</text:p>
      <text:p text:style-name="P14">Motivación</text:p>
      <text:p text:style-name="P14"/>
      <text:p text:style-name="normal">1.<text:change-start text:change-id="ct54830384"/><text:span text:style-name="T14">1</text:span><text:change-end text:change-id="ct54830384"/> <text:span text:style-name="T11">INTRODUCCIÓN</text:span></text:p>
      <text:p text:style-name="P11"/>
      <text:p text:style-name="P17"><text:change-start text:change-id="ct54823200"/>1.1.1 Computo de Altas Prestaciones</text:p>
      <text:p text:style-name="P17"/>
      <text:p text:style-name="normal"><text:change-end text:change-id="ct54823200"/>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normal">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normal"/>
      <text:p text:style-name="normal"/>
      <text:p text:style-name="P12"><text:soft-page-break/>----</text:p>
      <text:p text:style-name="normal"/>
      <text:p text:style-name="normal">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normal"/>
      <text:p text:style-name="normal">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normal"/>
      <text:p text:style-name="P10">Hubo un tiempo cuando un analista numerico podía escribir <text:span text:style-name="T17">código</text:span> para implementar un algoritmo. El código era <text:span text:style-name="T4">miope </text:span><text:span text:style-name="T7">ya</text:span><text:span text:style-name="T5">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10"><text:span text:style-name="T5">A medida que las arquitecturas de computadoras evolucionaron, la tarea de codificación tuvo que ser ampliada para abarcar la explotación de la arquitectura. Esto </text:span><text:span text:style-name="T6">fue necesario con el fin de obtener el rendimiento que se exige de códigos de aplicación.</text:span></text:p>
      <text:p text:style-name="P9"/>
      <text:p text:style-name="P9">Los centros de computadoras de cada día mejoran los sistemas con mas procesadores y mas rápidos, mas memoria, y subsistemas de E/S mejorados, solo para descubrir que el rendimiento de la aplicación mejora un poco, si es que lo hace. <text:span text:style-name="T8">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normal"/>
      <text:p text:style-name="P13"/>
      <text:p text:style-name="P17"><text:change-start text:change-id="ct54829632"/>1.1.2. Ciencia e Ingeniería Computacional<text:change-end text:change-id="ct54829632"/></text:p>
      <text:p text:style-name="normal"><text:span text:style-name="T2">La</text:span> situación <text:span text:style-name="T2">descripta en <text:s/>los parrafos anteriores</text:span>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normal"/>
      <text:p text:style-name="normal">Durante la presente década, la Ciencia e Ingeniería Computacional ha visto un desarrollo espectacular. Puede decirse que las tecnologías de cómputo y de comunicaciones han modificado el campo <text:span text:style-name="T2">científico</text:span> de una manera que no admite el retroceso, sino que, al contrario, la superación y extensión de esas tecnologías resulta vital para poder seguir haciendo ciencias como las conocemos hoy.</text:p>
      <text:p text:style-name="normal"/>
      <text:p text:style-name="normal"><text:soft-page-break/>Gracias a estos avances tecnológicos los científicos pueden trascender sus anteriores alcances, extender sus resultados y abordar nuevos problemas, antes intratables. Entre los métodos de la Ciencia e Ingeniería Computacional se incluyen:</text:p>
      <text:p text:style-name="normal"/>
      <text:list xml:id="list6027403813422263420" text:style-name="WWNum2">
        <text:list-item>
          <text:p text:style-name="P31">Simulaciones <text:tab/>numéricas, con diferentes objetivos:</text:p>
          <text:list>
            <text:list-item>
              <text:p text:style-name="P33">Reconstrucción y comprensión los eventos naturales conocidos: terremotos, incendios forestales, maremotos, etc.</text:p>
            </text:list-item>
            <text:list-item>
              <text:p text:style-name="P33">Predicción del futuro o de situaciones inobservables: predicción del tiempo, comportamiento de partículas subatómicas.</text:p>
            </text:list-item>
          </text:list>
        </text:list-item>
      </text:list>
      <text:p text:style-name="normal"/>
      <text:list xml:id="list193225781057860" text:continue-numbering="true" text:style-name="WWNum2">
        <text:list-item>
          <text:p text:style-name="P31">Ajustes de modelos y <text:tab/>análisis de datos</text:p>
          <text:list>
            <text:list-item>
              <text:p text:style-name="P33">Sintonización de modelos o resolución de ecuaciones para reflejar observaciones, sujetas a las limitaciones del modelo: prospección geofísica, lingüística computacional.</text:p>
            </text:list-item>
            <text:list-item>
              <text:p text:style-name="P33">Modelado de redes, en particular aquellas que conectan individuos, organizaciones, o sitios web.</text:p>
            </text:list-item>
            <text:list-item>
              <text:p text:style-name="P33">Procesamiento de imágenes, inferencia de conceptos y discriminantes: detección de características del terreno, de procesos climatológicos, reconocimiento de patrones gráficos</text:p>
            </text:list-item>
          </text:list>
        </text:list-item>
      </text:list>
      <text:p text:style-name="normal"/>
      <text:list xml:id="list193226120194613" text:continue-numbering="true" text:style-name="WWNum2">
        <text:list-item>
          <text:p text:style-name="P31">Optimización</text:p>
          <text:list>
            <text:list-item>
              <text:p text:style-name="P33">Análisis y mejoramiento de escenarios conocidos, como procesos técnicos y de manufactura.</text:p>
            </text:list-item>
          </text:list>
        </text:list-item>
      </text:list>
      <text:p text:style-name="normal"><text:tab/></text:p>
      <text:p text:style-name="normal">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normal"/>
      <text:list xml:id="list6666611019431581113" text:style-name="WWNum1">
        <text:list-item>
          <text:p text:style-name="P32">Dinámica de fluidos computacional, para el diseño de aeronaves, la predicción del tiempo a términos cortos o largos, para la recuperación eficiente de minerales, y muchas otras aplicaciones.</text:p>
        </text:list-item>
        <text:list-item>
          <text:p text:style-name="P32">Cálculos de estructuras electrónicas, para el diseño de nuevos materiales como catalíticos químicos, agentes inmunológicos, o superconductores.</text:p>
        </text:list-item>
        <text:list-item>
          <text:p text:style-name="P32">Cómputos que permitan comprender la naturaleza fundamental de la materia y de los procesos de la vida.</text:p>
        </text:list-item>
        <text:list-item>
          <text:p text:style-name="P32">Procesamiento simbólico, incluyendo reconocimiento del habla, visión por computadora, comprensión del lenguaje natural, razonamiento automatizado y herramientas varias para diseño, manufactura y simulación de sistemas complejos.</text:p>
        </text:list-item>
      </text:list>
      <text:p text:style-name="normal"/>
      <text:p text:style-name="normal">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y la colaboración de una gran cantidad de computadoras a través de las redes, en diferentes niveles de agregación como clusters, multiclusters y grids.</text:p>
      <text:p text:style-name="normal"/>
      <text:p text:style-name="P16"><text:change-start text:change-id="ct54515200"/><text:span text:style-name="T14">1.1.3. </text:span><text:change-end text:change-id="ct54515200"/>Solución propuesta</text:p>
      <text:p text:style-name="P1">La tesis aborda el problema <text:span text:style-name="T1">real de una aplicación <text:s/>científica en el campo de los métodos numéricos la cual fue desarrollada en momentos donde la memoria y los recursos de computación, en general, </text:span><text:soft-page-break/><text:span text:style-name="T1">eran escasos, por lo cual </text:span><text:change text:change-id="ct58676080"/><text:change-start text:change-id="ct58676304"/><text:span text:style-name="T1">el</text:span><text:change-end text:change-id="ct58676304"/><text:span text:style-name="T1"> desarrollo </text:span><text:change text:change-id="ct54546128"/><text:change-start text:change-id="ct55976000"/><text:span text:style-name="T1">de la aplicación no estuvo</text:span><text:change-end text:change-id="ct55976000"/><text:span text:style-name="T1"> enfocado en la performance, sino en hacer un uso adecuado de la arquitectura sobre la que se ejecut</text:span><text:change-start text:change-id="ct55984912"/><text:span text:style-name="T1">e</text:span><text:change-end text:change-id="ct55984912"/><text:change text:change-id="ct58596960"/><text:span text:style-name="T1">. Teniendo en cuenta esto, con el trabajo de tesis se intentará optimizar la aplicación para que pueda aprovechar los recursos que posea a nivel de arquitectura, en especial el multiprocesamiento presente en los equipos actuales desde hace un tiempo, así como de la mayor cantidad de memoria RAM disponible, y las mejoras en los compiladores.</text:span></text:p>
      <text:p text:style-name="P16">La aplicación <text:span text:style-name="T13">particular seleccionada para este trabajo de tesis, analiza el comportamiento fluido dinámico de un tipo particular de turbomáquina, la turbina eólica de eje horizontal. La aplicación está codificada en lenguaje Fortran, utilizando una estructura de programa monolítica, aprovechando la utilización de archivos planos y binarios como memoria auxiliar para almacenar datos temporales y resultados tanto parciales como finales.</text:span></text:p>
      <text:p text:style-name="P2">La solución a implementar tiene en cuenta las nuevas arquitecturas así como la mayor disponibilidad de memoria RAM en los nuevos equipos. Luego para paralelizar el código, primero se realiza una optimización del código secuencial en Fortran, y se procede a la adaptación a través de estructuras de código OpenMP para la ejecución paralela.</text:p>
      <text:p text:style-name="P2"/>
      <text:p text:style-name="P2"><text:change text:change-id="ct54657040"/><text:change-start text:change-id="ct54514288"/></text:p>
      <text:p text:style-name="P6"><text:change-end text:change-id="ct54514288"/><text:span text:style-name="T15">1.1.4 </text:span>Organización de la <text:span text:style-name="T15">Tesis</text:span></text:p>
      <text:p text:style-name="P6"/>
      <text:p text:style-name="P18">A continuación se describe sintéticamente el contenido del resto de los capítulos que comprenden esta Tesis:<text:change-start text:change-id="ct54517440"/></text:p>
      <text:p text:style-name="P18"><text:change-end text:change-id="ct54517440"/><text:change-start text:change-id="ct54952112"/></text:p>
      <text:p text:style-name="P3">Capítulo 2: <text:change-end text:change-id="ct54952112"/><text:change-start text:change-id="ct55025712"/>se presenta una revisión de los fundame<text:change-end text:change-id="ct55025712"/><text:change-start text:change-id="ct54659856"/>ntos y la aplicación de la Programación Paralela, sus diferentes <text:span text:style-name="T18">modelos de comunicación</text:span> como Memoria Compartida y Pasaje de Mensajes<text:change-end text:change-id="ct54659856"/><text:change text:change-id="ct82053760"/><text:change-start text:change-id="ct79674976"/>. <text:span text:style-name="T20">Se presenta</text:span><text:change-end text:change-id="ct79674976"/><text:change-start text:change-id="ct54545216"/> Fortran<text:change-end text:change-id="ct54545216"/><text:change-start text:change-id="ct87324208"/>, <text:span text:style-name="T20">el lenguaje</text:span><text:change-end text:change-id="ct87324208"/><text:change-start text:change-id="ct86151424"/><text:span text:style-name="T20"> de programación</text:span><text:change-end text:change-id="ct86151424"/><text:change-start text:change-id="ct87354736"/> con el cual está implementada la aplicación seleccionada para este trabajo de Tesis. Además se explica OpenMP, que implementa <text:span text:style-name="T19">el modelo de comunicación de Memoria Compartida</text:span>, que es la API utilizada para la solución propuesta, explicando también como funciona sobre Fortran.<text:change-end text:change-id="ct87354736"/><text:change-start text:change-id="ct86244288"/> <text:span text:style-name="T20">Se explica el proceso de optimización de una aplicación secuencial en una aplicación paralelizada.</text:span><text:change-end text:change-id="ct86244288"/><text:change-start text:change-id="ct94080288"/><text:span text:style-name="T20"> Y por último se presenta brevemente la aplicación motivo de este trabajo de tesis, explicando sucintamente su campo de estu</text:span><text:change-end text:change-id="ct94080288"/><text:change-start text:change-id="ct94844656"/><text:span text:style-name="T20">dio y el problema que resuelve.</text:span><text:change-end text:change-id="ct94844656"/><text:change-start text:change-id="ct92374640"/></text:p>
      <text:p text:style-name="P3"/>
      <text:p text:style-name="P20">Capítulo 3: Presenta el proceso de solución aplicado, dividido en dos etapas, la optimización del código Fortran y la paralelización aplicando OpenMP. Se presentan también los problemas encontrados en el proceso inherentes a la arquitectura de maquina y a la estructura de la aplicación seleccionada.</text:p>
      <text:p text:style-name="P18"><text:change-end text:change-id="ct92374640"/><text:change-start text:change-id="ct55026224"/></text:p>
      <text:p text:style-name="P20">Capítulo 4: <text:change-end text:change-id="ct55026224"/><text:change-start text:change-id="ct54663056"/>Se presentan <text:change-end text:change-id="ct54663056"/><text:change-start text:change-id="ct54663536"/>ejemplos de ejecución de la solución propuesta en el capitulo 3 y comparaciones de resultados<text:change-end text:change-id="ct54663536"/><text:change-start text:change-id="ct54663280"/>.</text:p>
      <text:p text:style-name="P20"/>
      <text:p text:style-name="P20">Capítulo 5: <text:change-end text:change-id="ct54663280"/><text:change-start text:change-id="ct54271072"/>Se presentan las conclusiones del trabajo de Tesis, así como el <text:change-end text:change-id="ct54271072"/><text:span text:style-name="T21">análisis</text:span><text:change-start text:change-id="ct96039824"/> de los resultados obtenidos al aplicar la solución <text:change-end text:change-id="ct96039824"/><text:change-start text:change-id="ct54271376"/>propuesta. <text:span text:style-name="T16">A</text:span><text:change-end text:change-id="ct54271376"/><text:change-start text:change-id="ct54664880"/><text:span text:style-name="T16">demás se identifican posibles futuros trabajos derivados de esta Tesis</text:span><text:change-end text:change-id="ct54664880"/><text:change-start text:change-id="ct54666176"/><text:span text:style-name="T16">.</text:span><text:change-end text:change-id="ct54666176"/></text:p>
      <text:p text:style-name="P18"/>
      <text:p text:style-name="P7"><text:change-start text:change-id="ct75320688"/></text:p>
      <text:p text:style-name="P7"/>
      <text:p text:style-name="P7"/>
      <text:p text:style-name="P7"/>
      <text:p text:style-name="P7"/>
      <text:p text:style-name="P7"/>
      <text:p text:style-name="P7"/>
      <text:p text:style-name="P7"><text:soft-page-break/></text:p>
      <text:p text:style-name="P7"/>
      <text:p text:style-name="P7"><text:change-end text:change-id="ct75320688"/></text:p>
      <text:p text:style-name="P7">Capítulo 2 revisión de los antecedentes de HPC, trabajos sobre fortran y hpc, openmp solo y sobre fortran</text:p>
      <text:p text:style-name="P7"/>
      <text:p text:style-name="P23">2.1 programación paralela</text:p>
      <text:p text:style-name="P23">2.1.x fortran</text:p>
      <text:p text:style-name="P23">2.2 antecedentes hpc</text:p>
      <text:p text:style-name="P23">2.3 openmp</text:p>
      <text:p text:style-name="P23">2.4 openmp y fortran</text:p>
      <text:p text:style-name="P24"/>
      <text:p text:style-name="P7">Capít<text:change-start text:change-id="ct54277936"/>ulo 3 solución propuesta al problema <text:change-end text:change-id="ct54277936"/><text:change-start text:change-id="ct54665104"/>–<text:change-end text:change-id="ct54665104"/><text:change-start text:change-id="ct54668320"/> desarrollo de la tésis.</text:p>
      <text:p text:style-name="P7">Capítulo 4 Ejemplos de ejecución de la solución propuesta y comparaciones de resultados</text:p>
      <text:p text:style-name="P7">Capítulo 5 conclusiones<text:change-end text:change-id="ct54668320"/></text:p>
      <text:p text:style-name="normal"><text:change-start text:change-id="ct54267040"/></text:p>
      <text:p text:style-name="normal"/>
      <text:p text:style-name="P21"/>
      <text:p text:style-name="normal"><text:change-end text:change-id="ct54267040"/></text:p>
      <text:p text:style-name="normal"/>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class="extra"/>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 style:family="paragraph" style:parent-style-name="Standard" style:class="text"/>
    <style:style style:name="Heading_20_1" style:display-name="Heading 1" style:family="paragraph" style:default-outline-level="1" style:list-style-name="" style:class="text">
      <style:paragraph-properties fo:margin-top="0.423cm" fo:margin-bottom="0.106cm" loext:contextual-spacing="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Heading_20_2" style:display-name="Heading 2" style:family="paragraph" style:default-outline-level="2" style:list-style-name="" style:class="text">
      <style:paragraph-properties fo:margin-top="0.423cm" fo:margin-bottom="0.106cm" loext:contextual-spacing="false"/>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style>
    <style:style style:name="Heading_20_3" style:display-name="Heading 3" style:family="paragraph" style:default-outline-level="3" style:list-style-name="" style:class="text">
      <style:paragraph-properties fo:margin-top="0.423cm" fo:margin-bottom="0.106cm" loext:contextual-spacing="false"/>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4" style:display-name="Heading 4" style:family="paragraph" style:default-outline-level="4" style:list-style-name="" style:class="text">
      <style:paragraph-properties fo:margin-top="0.423cm" fo:margin-bottom="0.106cm" loext:contextual-spacing="false"/>
      <style:text-properties fo:font-size="14pt" fo:font-weight="bold" style:font-size-asian="14pt" style:font-weight-asian="bold"/>
    </style:style>
    <style:style style:name="Heading_20_5" style:display-name="Heading 5" style:family="paragraph"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itle" style:family="paragraph" style:parent-style-name="normal" style:default-outline-level=""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Subtitle" style:family="paragraph" style:parent-style-name="normal" style:default-outline-level="" style:class="chapter">
      <style:paragraph-properties fo:margin-top="0cm" fo:margin-bottom="0.106cm" loext:contextual-spacing="false" fo:text-align="center" style:justify-single-word="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squejo-propuestaTesis.odt.docx</dc:title>
    <meta:initial-creator>HUAYQUIL, Andres</meta:initial-creator>
    <meta:editing-cycles>50</meta:editing-cycles>
    <meta:creation-date>2013-08-14T16:42:00</meta:creation-date>
    <dc:date>2016-05-07T19:32:25.003285561</dc:date>
    <meta:editing-duration>PT5H10S</meta:editing-duration>
    <meta:generator>LibreOffice/5.1.2.2$Linux_X86_64 LibreOffice_project/10m0$Build-2</meta:generator>
    <dc:creator>Andres Huayquil </dc:creator>
    <meta:document-statistic meta:table-count="0" meta:image-count="0" meta:object-count="0" meta:page-count="5" meta:paragraph-count="60" meta:word-count="1746" meta:character-count="11761" meta:non-whitespace-character-count="100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16"&gt;&lt;session id="YDXjUNXU"/&gt;&lt;style id="http://www.zotero.org/styles/apa" hasBibliography="1" bibliographyStyleHasBeenSet="0"/&gt;&lt;prefs&gt;&lt;pref name="fieldType" value="ReferenceMark"/&gt;&lt;pref name="storeReferences" valu</meta:user-defined>
    <meta:user-defined meta:name="ZOTERO_PREF_2" meta:value-type="string">e="true"/&gt;&lt;pref name="automaticJournalAbbreviations" value="true"/&gt;&lt;pref name="noteType" value="0"/&gt;&lt;/prefs&gt;&lt;/data&gt;</meta:user-defined>
    <meta:template xlink:type="simple" xlink:actuate="onRequest" xlink:title="Normal.dotm" xlink:href=""/>
  </office:meta>
</office:document-meta>
</file>